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f14" officeooo:paragraph-rsid="000aef14"/>
    </style:style>
    <style:style style:name="P2" style:family="paragraph" style:parent-style-name="Standard" style:list-style-name="L3">
      <style:text-properties fo:font-weight="bold" officeooo:rsid="000e8039" officeooo:paragraph-rsid="000e803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ef14" officeooo:paragraph-rsid="000aef14" style:font-weight-asian="bold" style:font-weight-complex="bold"/>
    </style:style>
    <style:style style:name="P4" style:family="paragraph" style:parent-style-name="Standard">
      <style:text-properties officeooo:rsid="000ca11f" officeooo:paragraph-rsid="000ca11f"/>
    </style:style>
    <style:style style:name="P5" style:family="paragraph" style:parent-style-name="Standard" style:list-style-name="L2">
      <style:text-properties officeooo:rsid="000d8546" officeooo:paragraph-rsid="000d8546"/>
    </style:style>
    <style:style style:name="P6" style:family="paragraph" style:parent-style-name="Standard">
      <style:text-properties officeooo:rsid="0010a185" officeooo:paragraph-rsid="0010a185"/>
    </style:style>
    <style:style style:name="P7" style:family="paragraph" style:parent-style-name="Standard" style:list-style-name="L2">
      <style:text-properties officeooo:rsid="0010a185" officeooo:paragraph-rsid="0010a185"/>
    </style:style>
    <style:style style:name="P8" style:family="paragraph" style:parent-style-name="Standard" style:list-style-name="L2">
      <style:text-properties officeooo:rsid="0015f651" officeooo:paragraph-rsid="0015f651"/>
    </style:style>
    <style:style style:name="P9" style:family="paragraph" style:parent-style-name="Standard" style:list-style-name="L2">
      <style:text-properties officeooo:rsid="0015f651" officeooo:paragraph-rsid="003c814d"/>
    </style:style>
    <style:style style:name="P10" style:family="paragraph" style:parent-style-name="Standard" style:list-style-name="L2">
      <style:text-properties officeooo:rsid="0016ab6d" officeooo:paragraph-rsid="0016ab6d"/>
    </style:style>
    <style:style style:name="P11" style:family="paragraph" style:parent-style-name="Standard" style:list-style-name="L2">
      <style:text-properties officeooo:rsid="0016ab6d" officeooo:paragraph-rsid="0019a293"/>
    </style:style>
    <style:style style:name="P12" style:family="paragraph" style:parent-style-name="Standard" style:list-style-name="L2">
      <style:text-properties officeooo:rsid="0016ab6d" officeooo:paragraph-rsid="0038bf86"/>
    </style:style>
    <style:style style:name="P13" style:family="paragraph" style:parent-style-name="Standard" style:list-style-name="L2">
      <style:text-properties officeooo:rsid="0016ab6d" officeooo:paragraph-rsid="003c814d"/>
    </style:style>
    <style:style style:name="P14" style:family="paragraph" style:parent-style-name="Standard" style:list-style-name="L2">
      <style:text-properties officeooo:rsid="00181cd0" officeooo:paragraph-rsid="00181cd0"/>
    </style:style>
    <style:style style:name="P15" style:family="paragraph" style:parent-style-name="Standard" style:list-style-name="L2">
      <style:text-properties officeooo:rsid="00181cd0" officeooo:paragraph-rsid="0038bf86"/>
    </style:style>
    <style:style style:name="P16" style:family="paragraph" style:parent-style-name="Standard" style:list-style-name="L2">
      <style:text-properties officeooo:rsid="00181cd0" officeooo:paragraph-rsid="003c814d"/>
    </style:style>
    <style:style style:name="P17" style:family="paragraph" style:parent-style-name="Standard" style:list-style-name="L3">
      <style:text-properties fo:font-weight="normal" officeooo:rsid="002eed59" officeooo:paragraph-rsid="002eed59" style:font-weight-asian="normal" style:font-weight-complex="normal"/>
    </style:style>
    <style:style style:name="P18" style:family="paragraph" style:parent-style-name="Standard">
      <style:text-properties fo:font-weight="normal" officeooo:rsid="002eed59" officeooo:paragraph-rsid="002eed59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3b5696" officeooo:paragraph-rsid="003b5696" style:font-weight-asian="normal" style:font-weight-complex="normal"/>
    </style:style>
    <style:style style:name="P20" style:family="paragraph" style:parent-style-name="Standard">
      <style:text-properties officeooo:paragraph-rsid="00212d58"/>
    </style:style>
    <style:style style:name="P21" style:family="paragraph" style:parent-style-name="Standard" style:list-style-name="L5">
      <style:text-properties officeooo:paragraph-rsid="00212d58"/>
    </style:style>
    <style:style style:name="P22" style:family="paragraph" style:parent-style-name="Standard" style:list-style-name="L3">
      <style:text-properties officeooo:rsid="0023e2d3" officeooo:paragraph-rsid="0023e2d3"/>
    </style:style>
    <style:style style:name="P23" style:family="paragraph" style:parent-style-name="Standard" style:list-style-name="L3">
      <style:text-properties officeooo:rsid="002504ff" officeooo:paragraph-rsid="002504ff"/>
    </style:style>
    <style:style style:name="P24" style:family="paragraph" style:parent-style-name="Standard">
      <style:text-properties officeooo:rsid="002504ff" officeooo:paragraph-rsid="002504ff"/>
    </style:style>
    <style:style style:name="P25" style:family="paragraph" style:parent-style-name="Standard" style:list-style-name="L3">
      <style:text-properties officeooo:rsid="0027050a" officeooo:paragraph-rsid="0027050a"/>
    </style:style>
    <style:style style:name="P26" style:family="paragraph" style:parent-style-name="Standard" style:list-style-name="L3">
      <style:text-properties officeooo:rsid="002963e9" officeooo:paragraph-rsid="002963e9"/>
    </style:style>
    <style:style style:name="P27" style:family="paragraph" style:parent-style-name="Standard" style:list-style-name="L3">
      <style:text-properties officeooo:rsid="003211f8" officeooo:paragraph-rsid="003211f8"/>
    </style:style>
    <style:style style:name="P28" style:family="paragraph" style:parent-style-name="Standard" style:list-style-name="L2">
      <style:text-properties officeooo:rsid="00354ba4" officeooo:paragraph-rsid="00354ba4"/>
    </style:style>
    <style:style style:name="P29" style:family="paragraph" style:parent-style-name="Standard" style:list-style-name="L2">
      <style:text-properties officeooo:rsid="00354ba4" officeooo:paragraph-rsid="003c814d"/>
    </style:style>
    <style:style style:name="P30" style:family="paragraph" style:parent-style-name="Standard" style:list-style-name="L2">
      <style:text-properties officeooo:rsid="0039a9f3" officeooo:paragraph-rsid="0015f651"/>
    </style:style>
    <style:style style:name="P31" style:family="paragraph" style:parent-style-name="Standard" style:list-style-name="L2">
      <style:text-properties officeooo:rsid="0039a9f3" officeooo:paragraph-rsid="003c814d"/>
    </style:style>
    <style:style style:name="T1" style:family="text">
      <style:text-properties officeooo:rsid="0012d8a2"/>
    </style:style>
    <style:style style:name="T2" style:family="text">
      <style:text-properties officeooo:rsid="00142244"/>
    </style:style>
    <style:style style:name="T3" style:family="text">
      <style:text-properties officeooo:rsid="00162e7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ef14" style:font-weight-asian="bold" style:font-weight-complex="bold"/>
    </style:style>
    <style:style style:name="T6" style:family="text">
      <style:text-properties fo:font-weight="bold" officeooo:rsid="00212d58" style:font-weight-asian="bold" style:font-weight-complex="bold"/>
    </style:style>
    <style:style style:name="T7" style:family="text">
      <style:text-properties officeooo:rsid="001c8959"/>
    </style:style>
    <style:style style:name="T8" style:family="text">
      <style:text-properties officeooo:rsid="001c9891"/>
    </style:style>
    <style:style style:name="T9" style:family="text">
      <style:text-properties officeooo:rsid="001d2fbc"/>
    </style:style>
    <style:style style:name="T10" style:family="text">
      <style:text-properties officeooo:rsid="001fa2a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aef14" style:font-weight-asian="normal" style:font-weight-complex="normal"/>
    </style:style>
    <style:style style:name="T13" style:family="text">
      <style:text-properties fo:font-weight="normal" officeooo:rsid="0036cfb3" style:font-weight-asian="normal" style:font-weight-complex="normal"/>
    </style:style>
    <style:style style:name="T14" style:family="text">
      <style:text-properties fo:font-weight="normal" officeooo:rsid="003b5696" style:font-weight-asian="normal" style:font-weight-complex="normal"/>
    </style:style>
    <style:style style:name="T15" style:family="text">
      <style:text-properties officeooo:rsid="002504ff"/>
    </style:style>
    <style:style style:name="T16" style:family="text">
      <style:text-properties officeooo:rsid="002a3f3a"/>
    </style:style>
    <style:style style:name="T17" style:family="text">
      <style:text-properties officeooo:rsid="002d09b5"/>
    </style:style>
    <style:style style:name="T18" style:family="text">
      <style:text-properties officeooo:rsid="0033d297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S:</text:p>
      <text:p text:style-name="P1"/>
      <text:p text:style-name="P4">Below is a list of the parameters to be tested or controlled and the tests which need to be conducted to accomplish this:</text:p>
      <text:p text:style-name="P1"/>
      <text:p text:style-name="P20"><text:span text:style-name="T12">Basic parameters:</text:span></text:p>
      <text:list xml:id="list952763397239236953" text:style-name="L5">
        <text:list-item>
          <text:p text:style-name="P21"><text:span text:style-name="T6">micro</text:span><text:span text:style-name="T5"> and macro Fscore: </text:span></text:p>
        </text:list-item>
      </text:list>
      <text:list xml:id="list5050800988377259266" text:style-name="L2">
        <text:list-item>
          <text:list>
            <text:list-item>
              <text:p text:style-name="P5"><text:span text:style-name="T7">ALL 10 RESOLUTIONS X</text:span> with micro and macro results plotted. All parameters besides scale are kept constant</text:p>
              <text:p text:style-name="P9"/>
            </text:list-item>
          </text:list>
        </text:list-item>
        <text:list-item>
          <text:p text:style-name="P13"><text:span text:style-name="T4">Num. Test image retests</text:span>: measure the produce graphs for each class's evening out point when testing against test images of itself </text:p>
          <text:list>
            <text:list-item>
              <text:p text:style-name="P13">EACH CLASS X graph each classes distance over iterations</text:p>
            </text:list-item>
            <text:list-item>
              <text:p text:style-name="P16">1 X combined graph with each classes stdev of it's own test. Add line showing point where stdev's drop below threshold showing optimum number</text:p>
              <text:p text:style-name="P16"/>
            </text:list-item>
          </text:list>
        </text:list-item>
        <text:list-item>
          <text:p text:style-name="P29"><text:span text:style-name="T4">Num. Model image retests</text:span>: <text:span text:style-name="T13">IF THERE is TIME, measure the effect averaging the model values has on accuracy and see if this reduces the per image test time</text:span></text:p>
          <text:list>
            <text:list-item>
              <text:p text:style-name="P13">EACH CLASS X graph each classes distance over iterations</text:p>
            </text:list-item>
            <text:list-item>
              <text:p text:style-name="P16"><text:span text:style-name="T13">1 X combined graph with each classes stdev of it's own test. Add line showing point where stdev's drop below threshold showing optimum number</text:span></text:p>
              <text:p text:style-name="P31"><text:span text:style-name="T13">1 </text:span><text:span text:style-name="T11">X</text:span><text:span text:style-name="T13"> </text:span><text:span text:style-name="T11">graph showing </text:span><text:span text:style-name="T14">the</text:span><text:span text:style-name="T11"> effect </text:span><text:span text:style-name="T14">of the reducing number of training image retests on FPS</text:span></text:p>
              <text:p text:style-name="P31"><text:span text:style-name="T14"/></text:p>
            </text:list-item>
          </text:list>
        </text:list-item>
        <text:list-item>
          <text:p text:style-name="P7"><text:span text:style-name="T4">Number of Kmeans Attempts</text:span>: <text:span text:style-name="T10">The kmeans attempts parameter</text:span> </text:p>
          <text:list>
            <text:list-item>
              <text:p text:style-name="P7"><text:span text:style-name="T8">4 VARYING RESOLUTIONS X</text:span> vary the number of kmeans attempts <text:span text:style-name="T1">across 13 values</text:span>(1, 3, 5, 8, 10, 15, 20, 25, 30, 35, 40, 50, 60). <text:span text:style-name="T2">All other parameters kept constant. Show FScore and FPS.</text:span></text:p>
              <text:p text:style-name="P7"/>
            </text:list-item>
          </text:list>
        </text:list-item>
        <text:list-item>
          <text:p text:style-name="P8"><text:span text:style-name="T4">Thresholds</text:span>: <text:span text:style-name="T9">testing both the max distance and proximity distance values</text:span></text:p>
          <text:list>
            <text:list-item>
              <text:p text:style-name="P8">take results across same 4 resolutions varying both the maximum distance threshold and min sep<text:span text:style-name="T3">a</text:span>ration threshold</text:p>
              <text:p text:style-name="P30"/>
            </text:list-item>
          </text:list>
        </text:list-item>
      </text:list>
      <text:p text:style-name="P1"><text:s/></text:p>
      <text:p text:style-name="P1"/>
      <text:p text:style-name="P1">Parameters:</text:p>
      <text:list xml:id="list3511938739812441169" text:style-name="L3">
        <text:list-item>
          <text:p text:style-name="P2">Image Size after re scaling: </text:p>
          <text:list>
            <text:list-item>
              <text:p text:style-name="P22">ALL 10 RESOLUTIONS X <text:span text:style-name="T15">micro Fscore</text:span></text:p>
            </text:list-item>
            <text:list-item>
              <text:p text:style-name="P23">Graph FPS </text:p>
            </text:list-item>
            <text:list-item>
              <text:p text:style-name="P23">Graph total time taken</text:p>
              <text:p text:style-name="P23"/>
            </text:list-item>
          </text:list>
        </text:list-item>
        <text:list-item>
          <text:p text:style-name="P25"><text:span text:style-name="T4">Texton Dictionary Size</text:span>: <text:span text:style-name="T17">the kmeans parameter corresponding to the number of cluster centers generated for each class</text:span></text:p>
          <text:list>
            <text:list-item>
              <text:p text:style-name="P26">4 VARYING RESOLUTIONS <text:span text:style-name="T16">X vary the number across 10 values(5, 10, 15, 20, 30, 40, 50, 60, 80, 100)</text:span></text:p>
              <text:p text:style-name="P26"/>
            </text:list-item>
          </text:list>
        </text:list-item>
        <text:list-item>
          <text:p text:style-name="P27"><text:span text:style-name="T4">Cropping Size/Placement</text:span>: The size and placement of <text:span text:style-name="T18">patches extracted from test images</text:span></text:p>
          <text:list>
            <text:list-item>
              <text:p text:style-name="P27"/>
              <text:list>
                <text:list-header>
                  <text:p text:style-name="P26"><text:span text:style-name="T11"/></text:p>
                </text:list-header>
              </text:list>
            </text:list-item>
          </text:list>
        </text:list-item>
        <text:list-item>
          <text:p text:style-name="P17"><text:span text:style-name="T4">Patch</text:span> <text:span text:style-name="T4">Color</text:span>: Aggregation of patch color</text:p>
          <text:list>
            <text:list-item>
              <text:p text:style-name="P17"><text:soft-page-break/></text:p>
            </text:list-item>
          </text:list>
        </text:list-item>
      </text:list>
      <text:p text:style-name="P18"/>
      <text:list xml:id="list201116753400433" text:continue-numbering="true" text:style-name="L3">
        <text:list-item>
          <text:p text:style-name="P19"><text:span text:style-name="T4">Texture Directionality</text:span>: The intensity of the responses from each direction</text:p>
          <text:list>
            <text:list-item>
              <text:p text:style-name="P19"/>
            </text:list-item>
          </text:list>
        </text:list-item>
      </text:list>
      <text:p text:style-name="P18"/>
      <text:p text:style-name="P18"/>
      <text:p text:style-name="P2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8:31:44.602628260</meta:creation-date>
    <dc:date>2015-10-11T20:11:16.624614598</dc:date>
    <meta:editing-duration>PT1H38M12S</meta:editing-duration>
    <meta:editing-cycles>59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353" meta:character-count="2042" meta:non-whitespace-character-count="1711"/>
  </office:meta>
</office:document-meta>
</file>